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LinkPipe.startLocator( String href , String role , String title , String label , String uri , String name , String raw , Attributes at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LinkPipe.linkTitle( String uri , String name , String raw , 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LinkPipe.endLocator( String uri , String name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LinkPipe.endElement( String uri , String name , String raw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LinkPipe.simpleLink( String href , String role , String arcrole , String title , String show , String actuate , String uri , String name , String raw , Attributes att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LinkPipe.startArc( String arcrole , String title , String show , String actuate , String from , String to , String uri , String name , String raw , Attributes att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XLinkPipe.endArc( String uri , String name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LinkPipe.startElement( String uri , String name , String raw , Attributes attr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23">
            <text:p text:style-name="Table_20_Contents">123</text:p>
          </table:table-cell>
        </table:table-row>
        <table:table-row>
          <table:table-cell office:value-type="string">
            <text:p text:style-name="Table_20_Contents">XLinkPipe.endExtendedLink( String uri , String name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LinkPipe.startExtendedLink( String role , String title , String uri , String name , String raw , Attributes 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LinkPipe.linkResource( String role , String title , String label , String uri , String name , String raw , Attributes 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